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Geneva, Tahoma, Arial, Helvetic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margin-left="0.5047in" fo:margin-right="0in" fo:orphans="2" fo:widows="2" fo:text-indent="-0.4965in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1" style:master-page-name="">
      <style:paragraph-properties fo:margin-left="0.5047in" fo:margin-right="0in" fo:orphans="2" fo:widows="2" fo:text-indent="-0.4965in" style:auto-text-indent="false" style:page-number="auto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 style:master-page-name="">
      <style:paragraph-properties fo:margin-left="0.5047in" fo:margin-right="0in" fo:orphans="2" fo:widows="2" fo:text-indent="-0.5047in" style:auto-text-indent="false" style:page-number="auto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font-size="10.5pt" fo:letter-spacing="normal" fo:font-style="normal" fo:font-weight="normal"/>
    </style:style>
    <style:style style:name="T3" style:family="text">
      <style:text-properties fo:font-variant="normal" fo:text-transform="none" fo:color="#222222" style:text-position="sub 58%" fo:font-size="10.5pt" fo:letter-spacing="normal" fo:font-style="normal" fo:font-weight="normal"/>
    </style:style>
    <style:style style:name="T4" style:family="text">
      <style:text-properties fo:font-variant="normal" fo:text-transform="none" fo:color="#222222" style:text-position="sub 58%" fo:letter-spacing="normal" fo:font-style="normal" fo:font-weight="normal"/>
    </style:style>
    <style:style style:name="T5" style:family="text">
      <style:text-properties fo:font-variant="normal" fo:text-transform="none" fo:color="#222222" style:text-position="0% 100%" fo:font-size="10.5pt" fo:letter-spacing="normal" fo:font-style="normal" fo:font-weight="normal"/>
    </style:style>
    <style:style style:name="T6" style:family="text">
      <style:text-properties fo:font-variant="normal" fo:text-transform="none" fo:color="#222222" style:text-position="0% 100%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omjin Han</text:span></text:p>
      <text:p text:style-name="P1"><text:span text:style-name="T1">CSC 134 – 01</text:span></text:p>
      <text:p text:style-name="P1"><text:span text:style-name="T1">Assignment 3</text:span></text:p>
      <text:p text:style-name="P1"><text:span text:style-name="T1"/></text:p>
      <text:p text:style-name="P1"><text:span text:style-name="T1"/></text:p>
      <text:list xml:id="list417736700083508777" text:style-name="L1">
        <text:list-item>
          <text:p text:style-name="P4"><text:span text:style-name="T1">List the departments (department name, department number) that have a location in 'Seattle'.<text:line-break/><text:line-break/>∏</text:span><text:span text:style-name="T4">DNAME, DNUMBER</text:span><text:span text:style-name="T1">(σ</text:span><text:span text:style-name="T4">DLOCATION='Seattle'</text:span><text:span text:style-name="T1">(DEPARTMENT <text:s/>X <text:s/>DEPT_LOCATIONS))<text:line-break/></text:span></text:p>
        </text:list-item>
        <text:list-item>
          <text:p text:style-name="P3"><text:span text:style-name="T1">List the names of employees (lname, fname) who have a dependent with the same first name as themselves. <text:line-break/><text:line-break/>∏</text:span><text:span text:style-name="T4">LNAME, FNAME</text:span><text:span text:style-name="T1">(EMPLOYEE</text:span><text:span text:style-name="T4">FNAME=DEPENDENT_NAME</text:span><text:span text:style-name="T1">DEPENDENT)<text:line-break/></text:span></text:p>
        </text:list-item>
        <text:list-item>
          <text:p text:style-name="P2"><text:span text:style-name="T1">Retrieve the names of employees (lname, fname) in department 8 who work more than 10 hours per week on the 'RD' project.<text:line-break/><text:line-break/>TEMPA &lt;--- σ</text:span><text:span text:style-name="T4">HOURS=10</text:span><text:span text:style-name="T1">(WORKS_ON)<text:line-break/>TEMPB &lt;--- σ</text:span><text:span text:style-name="T4">PNAME='RD'</text:span><text:span text:style-name="T1">(PROJECT)<text:line-break/>TEMPC &lt;--- (TEMPA</text:span><text:span text:style-name="T4">PNO=PNUMBER</text:span><text:span text:style-name="T1">TEMPB)<text:line-break/>RESULT &lt;--- ∏</text:span><text:span text:style-name="T4">LNAME, FNAME</text:span><text:span text:style-name="T1">(EMPLOYEE</text:span><text:span text:style-name="T4">SSN=ESSN</text:span><text:span text:style-name="T1">TEMPC)<text:line-break/></text:span></text:p>
        </text:list-item>
        <text:list-item>
          <text:p text:style-name="P2"><text:span text:style-name="T1">Find the names of employees (lname, fname) who are directly supervised by 'Mary Huber'.<text:line-break/><text:line-break/>TEMP &lt;--- ∏</text:span><text:span text:style-name="T4">SSN</text:span><text:span text:style-name="T6">(σ</text:span><text:span text:style-name="T4">FNAME='Mary', LNAME='Huber'</text:span><text:span text:style-name="T6">(EMPLOYEE))<text:line-break/>RESULT &lt;--- ∏</text:span><text:span text:style-name="T4">LNAME, FNAME</text:span><text:span text:style-name="T6">(σ</text:span><text:span text:style-name="T4">SUPERSSN=TEMP</text:span><text:span text:style-name="T6">(EMPLOYEE)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Geneva, Tahoma, Arial, Helvetic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1T20:37:47.17</meta:creation-date>
    <dc:date>2019-03-11T23:11:50.54</dc:date>
    <meta:editing-duration>PT2H1M59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7" meta:word-count="106" meta:character-count="829"/>
  </office:meta>
</office:document-meta>
</file>